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/>
    </style:style>
  </office:automatic-styles>
  <office:body>
    <office:text text:use-soft-page-breaks="true">
      <text:p text:style-name="P1">KMP algoritmus je reprezentován konečným automatem. Konečný automat má 3 stavy. Jedná se o stav START, READ a STOP. Uzel START je startovací uzel. Počet uzlu READ je vlastně délka vyhledávaného vzorku. Z každého uzlu máme vždy právě tolik hran, kolik je znaků v používané abecedě. Pokud načteme znak shodý se znakem v řetězci, posouváme se do následujícího stavu. Pokud ne, posouváme se zpět, podle přechodu pro načtený znak. Pokud dojdeme na konec <text:s/>řetězce v kterém vyhledáváme, jde o neúspěšné vyhledávání. Pokud dojdeme do koncového stavu, našli jsme vzorek.</text:p>
      <text:p text:style-name="Normální">Implementace je rozdělena na dvě hlavní části. U nás je algoritmus implementován, jako jedna funkce. První část vytvaří pole FAIL.<text:s/>Toto pole nám vlastně udavá, kam se máme vrace ve vzorku, pokud dojde k neshodě na určitě pozici. Pozice <text:s/>poli se vztahuje k pozici ve vzorku.</text:p>
      <text:p text:style-name="Normální">Po vytvoření pole procházíme řetězce. Pokud dojde ke shodě na aktuální pozici, posuneme se v obou řetězcích. Pokud ne, zistíme, kam se máme ve vzorku vrátit podle pole FAIL.</text:p>
      <text:p text:style-name="Normální">Pokud dojdeme na konec vzorku, jsme úspěšní.</text:p>
      <text:p text:style-name="Normální"/>
      <text:p text:style-name="Normální"/>
      <text:p text:style-name="Normální"/>
      <text:p text:style-name="Normální">Shit sort</text:p>
      <text:p text:style-name="Normální">Rozděluje řetězec na pomyslné pole. Prvky v poli jsou vzdáleny o step, přičemž step je na začátku polovina délky řetězce. Na každé pole aplikujeme bublinový průchod , to znamená že porovnáváme každé dva prky. Pokud je větší prvek vlevo, vyměníme je, pokud ne, jdeme na další dva. Toto opakujeme, dokud máme co vyměňovat. Když máme u všech polí hotovo, zmenšíme krok na polovinu a opakujeme. Opakujeme dokud je krok větší než 0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ek</meta:initial-creator>
    <dc:creator>Marek</dc:creator>
    <meta:creation-date>2014-12-15T20:02:00Z</meta:creation-date>
    <dc:date>2014-12-15T20:21:00Z</dc:date>
    <meta:template xlink:href="Normal" xlink:type="simple"/>
    <meta:editing-cycles>1</meta:editing-cycles>
    <meta:editing-duration>PT1140S</meta:editing-duration>
    <meta:document-statistic meta:page-count="1" meta:paragraph-count="2" meta:word-count="216" meta:character-count="1494" meta:row-count="10" meta:non-whitespace-character-count="1280"/>
  </office:meta>
</office:document-meta>
</file>